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officeooo:rsid="00143de6" officeooo:paragraph-rsid="00143de6"/>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5d8a8"/>
    </style:style>
    <style:style style:name="T3" style:family="text">
      <style:text-properties style:text-underline-style="none"/>
    </style:style>
    <style:style style:name="T4" style:family="text">
      <style:text-properties style:text-underline-style="none" officeooo:rsid="0015d8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che Choix artistiques :</text:p>
      <text:p text:style-name="P1"/>
      <text:p text:style-name="P1"><text:tab/><text:span text:style-name="T1">Lieu :</text:span><text:span text:style-name="T3"> Il n’y a pas de lieux dédié ; le film se déroulera sous la forme d’un enchaînement , de stats, d’interviews </text:span><text:span text:style-name="T4">et </text:span><text:span text:style-name="T3">d’animation.</text:span></text:p>
      <text:p text:style-name="P1"><text:span text:style-name="T3"/></text:p>
      <text:p text:style-name="P1"><text:span text:style-name="T3"><text:tab/></text:span><text:span text:style-name="T2">Bande originale :</text:span><text:span text:style-name="T4"> la bande originale sera une musique entraînante mais avec des variations. Le rythme sera plus ou moins rapide en fonction du sujet. Elle sera sûrement créée par nous même pour faciliter les problèmes de droits d’aute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08:50:30.114007310</meta:creation-date>
    <dc:date>2018-03-29T09:40:03.054604702</dc:date>
    <meta:editing-duration>PT34M</meta:editing-duration>
    <meta:editing-cycles>1</meta:editing-cycles>
    <meta:document-statistic meta:table-count="0" meta:image-count="0" meta:object-count="0" meta:page-count="1" meta:paragraph-count="3" meta:word-count="68" meta:character-count="395" meta:non-whitespace-character-count="328"/>
    <meta:generator>LibreOffice/5.2.7.2$Linux_X86_64 LibreOffice_project/20m0$Build-2</meta:generator>
  </office:meta>
</office:document-meta>
</file>